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等线" svg:font-family="等线" style:font-family-generic="system" style:font-pitch="variable" svg:panose-1="2 1 6 0 3 1 1 1 1 1"/>
    <style:font-face style:name="Noto Sans CJK SC Regular" svg:font-family="Noto Sans CJK SC Regular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宋体" svg:font-family="宋体" style:font-family-generic="system" style:font-pitch="variable" svg:panose-1="2 1 6 0 3 1 1 1 1 1"/>
    <style:font-face style:name="等线 Light" svg:font-family="等线 Light" style:font-family-generic="system" style:font-pitch="variable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color="#333333"/>
    </style:style>
    <style:style style:name="P3" style:parent-style-name="Standard" style:family="paragraph">
      <style:text-properties fo:color="#333333"/>
    </style:style>
    <style:style style:name="P4" style:parent-style-name="Standard" style:family="paragraph">
      <style:text-properties fo:color="#333333"/>
    </style:style>
    <style:style style:name="P5" style:parent-style-name="Standard" style:family="paragraph">
      <style:text-properties fo:color="#333333"/>
    </style:style>
    <style:style style:name="P6" style:parent-style-name="Standard" style:family="paragraph">
      <style:text-properties fo:color="#333333"/>
    </style:style>
    <style:style style:name="T7" style:parent-style-name="默认段落字体" style:family="text">
      <style:text-properties fo:color="#333333"/>
    </style:style>
    <style:style style:name="T8" style:parent-style-name="默认段落字体" style:family="text">
      <style:text-properties fo:color="#333333"/>
    </style:style>
    <style:style style:name="T9" style:parent-style-name="默认段落字体" style:family="text">
      <style:text-properties fo:color="#333333"/>
    </style:style>
    <style:style style:name="P10" style:parent-style-name="Standard" style:family="paragraph">
      <style:text-properties fo:color="#333333"/>
    </style:style>
    <style:style style:name="P11" style:parent-style-name="Standard" style:family="paragraph">
      <style:text-properties fo:color="#333333"/>
    </style:style>
    <style:style style:name="P12" style:parent-style-name="Standard" style:family="paragraph">
      <style:text-properties fo:color="#333333"/>
    </style:style>
    <style:style style:name="P13" style:parent-style-name="Standard" style:family="paragraph">
      <style:paragraph-properties fo:widows="2" fo:orphans="2" fo:text-align="start" fo:margin-top="0.1944in" fo:margin-bottom="0.1944in"/>
    </style:style>
    <style:style style:name="T14" style:parent-style-name="默认段落字体" style:family="text">
      <style:text-properties style:font-name="宋体" style:font-name-asian="宋体" style:font-name-complex="宋体" style:letter-kerning="false" fo:font-size="12pt" style:font-size-asian="12pt" style:font-size-complex="12pt"/>
    </style:style>
    <style:style style:name="T15" style:parent-style-name="默认段落字体" style:family="text">
      <style:text-properties style:font-name="宋体" style:font-name-asian="宋体" style:font-name-complex="宋体" fo:color="#FF0000" style:letter-kerning="false" fo:font-size="12pt" style:font-size-asian="12pt" style:font-size-complex="12pt"/>
    </style:style>
    <style:style style:name="P16" style:parent-style-name="Standard" style:family="paragraph">
      <style:paragraph-properties fo:widows="2" fo:orphans="2" fo:text-align="start"/>
      <style:text-properties style:font-name="宋体" style:font-name-asian="宋体" style:font-name-complex="宋体" style:letter-kerning="false" fo:font-size="12pt" style:font-size-asian="12pt" style:font-size-complex="12pt"/>
    </style:style>
    <style:style style:name="P17" style:parent-style-name="Standard" style:family="paragraph">
      <style:paragraph-properties fo:widows="2" fo:orphans="2" fo:text-align="start" fo:margin-top="0.1944in" fo:margin-bottom="0.1944in" fo:text-indent="0.5833in"/>
    </style:style>
    <style:style style:name="T18" style:parent-style-name="默认段落字体" style:family="text">
      <style:text-properties style:font-name="宋体" style:font-name-asian="宋体" style:font-name-complex="宋体" style:letter-kerning="false" fo:font-size="12pt" style:font-size-asian="12pt" style:font-size-complex="12pt"/>
    </style:style>
    <style:style style:name="T19" style:parent-style-name="默认段落字体" style:family="text">
      <style:text-properties style:font-name="宋体" style:font-name-asian="宋体" style:font-name-complex="宋体" fo:color="#FF0000" style:letter-kerning="false" fo:font-size="12pt" style:font-size-asian="12pt" style:font-size-complex="12pt"/>
    </style:style>
    <style:style style:name="T20" style:parent-style-name="默认段落字体" style:family="text">
      <style:text-properties style:font-name="宋体" style:font-name-asian="宋体" style:font-name-complex="宋体" style:letter-kerning="false" fo:font-size="12pt" style:font-size-asian="12pt" style:font-size-complex="12pt"/>
    </style:style>
    <style:style style:name="P21" style:parent-style-name="Standard" style:family="paragraph">
      <style:paragraph-properties fo:widows="2" fo:orphans="2" fo:text-align="start" fo:margin-top="0.1944in" fo:margin-bottom="0.1944in" fo:text-indent="0.5833in"/>
      <style:text-properties style:font-name="宋体" style:font-name-asian="宋体" style:font-name-complex="宋体" style:letter-kerning="false" fo:font-size="12pt" style:font-size-asian="12pt" style:font-size-complex="12pt"/>
    </style:style>
    <style:style style:name="P22" style:parent-style-name="列出段落" style:list-style-name="WWNum1" style:family="paragraph"/>
    <style:style style:name="P23" style:parent-style-name="列出段落" style:list-style-name="WWNum1" style:family="paragraph"/>
    <style:style style:name="P24" style:parent-style-name="列出段落" style:list-style-name="WWNum1" style:family="paragraph"/>
    <style:style style:name="P25" style:parent-style-name="列出段落" style:list-style-name="WWNum1" style:family="paragraph"/>
    <style:style style:name="P26" style:parent-style-name="列出段落" style:family="paragraph">
      <style:paragraph-properties fo:margin-left="0.3229in" fo:text-indent="0.5104in">
        <style:tab-stops/>
      </style:paragraph-properties>
    </style:style>
    <style:style style:name="P27" style:parent-style-name="Standard" style:family="paragraph">
      <style:paragraph-properties fo:text-indent="0.0729in"/>
    </style:style>
    <style:style style:name="P28" style:parent-style-name="列出段落" style:list-style-name="WWNum1" style:family="paragraph"/>
    <style:style style:name="P29" style:parent-style-name="列出段落" style:list-style-name="WWNum1" style:family="paragraph"/>
    <style:style style:name="P30" style:parent-style-name="列出段落" style:list-style-name="WWNum1" style:family="paragraph"/>
    <style:style style:name="P31" style:parent-style-name="列出段落" style:list-style-name="WWNum1" style:family="paragraph"/>
    <style:style style:name="P32" style:parent-style-name="列出段落" style:list-style-name="WWNum1" style:family="paragraph"/>
    <style:style style:name="P33" style:parent-style-name="列出段落" style:list-style-name="WWNum1" style:family="paragraph"/>
    <style:style style:name="P34" style:parent-style-name="列出段落" style:list-style-name="WWNum1" style:family="paragraph"/>
    <style:style style:name="P35" style:parent-style-name="列出段落" style:list-style-name="WWNum1" style:family="paragraph"/>
    <style:style style:name="P36" style:parent-style-name="列出段落" style:list-style-name="WWNum1" style:family="paragraph"/>
    <style:style style:name="P37" style:parent-style-name="列出段落" style:list-style-name="WWNum1" style:family="paragraph"/>
    <style:style style:name="P38" style:parent-style-name="列出段落" style:list-style-name="WWNum1" style:family="paragraph"/>
    <style:style style:name="P39" style:parent-style-name="列出段落" style:list-style-name="WWNum1" style:family="paragraph"/>
    <style:style style:name="P40" style:parent-style-name="列出段落" style:list-style-name="WWNum1" style:family="paragraph"/>
    <style:style style:name="P41" style:parent-style-name="列出段落" style:list-style-name="WWNum1" style:family="paragraph"/>
    <style:style style:name="P42" style:parent-style-name="Standard" style:family="paragraph">
      <style:paragraph-properties fo:widows="2" fo:orphans="2" fo:text-align="start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宋体" style:font-name-asian="宋体" style:font-name-complex="宋体" style:letter-kerning="false" fo:font-size="12pt" style:font-size-asian="12pt" style:font-size-complex="12pt"/>
    </style:style>
    <style:style style:name="P43" style:parent-style-name="Standard" style:family="paragraph">
      <style:paragraph-properties fo:margin-left="0.0729in" fo:text-indent="-0.0729in">
        <style:tab-stops/>
      </style:paragraph-properties>
    </style:style>
    <style:style style:name="P44" style:parent-style-name="Standard" style:family="paragraph">
      <style:paragraph-properties fo:margin-left="0.0729in" fo:text-indent="-0.0729in">
        <style:tab-stops/>
      </style:paragraph-properties>
    </style:style>
    <style:style style:name="P45" style:parent-style-name="Standard" style:family="paragraph">
      <style:paragraph-properties fo:margin-left="0.0729in" fo:text-indent="-0.0729in">
        <style:tab-stops/>
      </style:paragraph-properties>
    </style:style>
    <style:style style:name="P46" style:parent-style-name="列出段落" style:list-style-name="WWNum2" style:family="paragraph"/>
    <style:style style:name="P47" style:parent-style-name="列出段落" style:list-style-name="WWNum2" style:family="paragraph"/>
    <style:style style:name="P48" style:parent-style-name="列出段落" style:list-style-name="WWNum2" style:family="paragraph"/>
    <style:style style:name="P49" style:parent-style-name="列出段落" style:family="paragraph">
      <style:paragraph-properties fo:text-indent="0in"/>
    </style:style>
    <style:style style:name="P50" style:parent-style-name="列出段落" style:family="paragraph">
      <style:paragraph-properties fo:text-indent="0in"/>
    </style:style>
    <style:style style:name="P51" style:parent-style-name="列出段落" style:family="paragraph">
      <style:paragraph-properties fo:text-indent="0in"/>
    </style:style>
    <style:style style:name="P52" style:parent-style-name="列出段落" style:family="paragraph">
      <style:paragraph-properties fo:text-indent="0in"/>
    </style:style>
    <style:style style:name="P53" style:parent-style-name="列出段落" style:family="paragraph">
      <style:paragraph-properties fo:text-indent="0in"/>
    </style:style>
    <style:style style:name="P54" style:parent-style-name="列出段落" style:family="paragraph">
      <style:paragraph-properties fo:text-indent="0in"/>
    </style:style>
    <style:style style:name="P55" style:parent-style-name="列出段落" style:family="paragraph">
      <style:paragraph-properties fo:text-indent="0in"/>
    </style:style>
    <style:style style:name="P56" style:parent-style-name="列出段落" style:family="paragraph">
      <style:paragraph-properties fo:text-indent="0in"/>
    </style:style>
    <style:style style:name="P57" style:parent-style-name="列出段落" style:family="paragraph">
      <style:paragraph-properties fo:text-indent="0in"/>
    </style:style>
    <style:style style:name="P58" style:parent-style-name="列出段落" style:family="paragraph">
      <style:paragraph-properties fo:text-indent="0in"/>
    </style:style>
    <style:style style:name="P59" style:parent-style-name="列出段落" style:family="paragraph">
      <style:paragraph-properties fo:text-indent="0in"/>
    </style:style>
    <style:style style:name="P60" style:parent-style-name="列出段落" style:family="paragraph">
      <style:paragraph-properties fo:text-indent="0in"/>
    </style:style>
    <style:style style:name="P61" style:parent-style-name="列出段落" style:family="paragraph">
      <style:paragraph-properties fo:text-indent="0in"/>
    </style:style>
    <style:style style:name="P62" style:parent-style-name="列出段落" style:family="paragraph">
      <style:paragraph-properties fo:text-indent="0in"/>
    </style:style>
    <style:style style:name="P63" style:parent-style-name="列出段落" style:family="paragraph">
      <style:paragraph-properties fo:text-indent="0in"/>
    </style:style>
    <style:style style:name="P64" style:parent-style-name="列出段落" style:family="paragraph">
      <style:paragraph-properties fo:text-indent="0in"/>
    </style:style>
    <style:style style:name="P65" style:parent-style-name="列出段落" style:family="paragraph">
      <style:paragraph-properties fo:text-indent="0in"/>
    </style:style>
    <style:style style:name="P66" style:parent-style-name="列出段落" style:family="paragraph">
      <style:paragraph-properties fo:text-indent="0in"/>
    </style:style>
    <style:style style:name="P67" style:parent-style-name="列出段落" style:family="paragraph">
      <style:paragraph-properties fo:text-indent="0in"/>
    </style:style>
    <style:style style:name="P68" style:parent-style-name="列出段落" style:family="paragraph">
      <style:paragraph-properties fo:text-indent="0in"/>
    </style:style>
    <style:style style:name="P69" style:parent-style-name="列出段落" style:family="paragraph">
      <style:paragraph-properties fo:text-indent="0in"/>
    </style:style>
    <style:style style:name="P70" style:parent-style-name="列出段落" style:family="paragraph">
      <style:paragraph-properties fo:text-indent="0in"/>
    </style:style>
    <style:style style:name="P71" style:parent-style-name="列出段落" style:family="paragraph">
      <style:paragraph-properties fo:text-indent="0in"/>
    </style:style>
    <style:style style:name="P72" style:parent-style-name="列出段落" style:family="paragraph">
      <style:paragraph-properties fo:text-indent="0in"/>
    </style:style>
    <style:style style:name="P73" style:parent-style-name="列出段落" style:family="paragraph">
      <style:paragraph-properties fo:text-indent="0in"/>
    </style:style>
    <style:style style:name="P74" style:parent-style-name="列出段落" style:family="paragraph">
      <style:paragraph-properties fo:text-indent="0in"/>
    </style:style>
    <style:style style:name="P75" style:parent-style-name="列出段落" style:family="paragraph">
      <style:paragraph-properties fo:text-indent="0in"/>
    </style:style>
    <style:style style:name="P76" style:parent-style-name="列出段落" style:family="paragraph">
      <style:paragraph-properties fo:text-indent="0in"/>
    </style:style>
    <style:style style:name="P77" style:parent-style-name="列出段落" style:family="paragraph">
      <style:paragraph-properties fo:text-indent="0in"/>
    </style:style>
    <style:style style:name="P78" style:parent-style-name="列出段落" style:family="paragraph">
      <style:paragraph-properties fo:text-indent="0in"/>
    </style:style>
    <style:style style:name="P79" style:parent-style-name="列出段落" style:family="paragraph">
      <style:paragraph-properties fo:text-indent="0in"/>
    </style:style>
    <style:style style:name="P80" style:parent-style-name="列出段落" style:family="paragraph">
      <style:paragraph-properties fo:text-indent="0in"/>
    </style:style>
    <style:style style:name="P81" style:parent-style-name="列出段落" style:family="paragraph">
      <style:paragraph-properties fo:text-indent="0in"/>
    </style:style>
    <style:style style:name="P82" style:parent-style-name="列出段落" style:family="paragraph">
      <style:paragraph-properties fo:text-indent="0in"/>
    </style:style>
    <style:style style:name="P83" style:parent-style-name="列出段落" style:family="paragraph">
      <style:paragraph-properties fo:text-indent="0in"/>
    </style:style>
    <style:style style:name="P84" style:parent-style-name="列出段落" style:family="paragraph">
      <style:paragraph-properties fo:text-indent="0in"/>
    </style:style>
    <style:style style:name="P85" style:parent-style-name="列出段落" style:family="paragraph">
      <style:paragraph-properties fo:text-indent="0in"/>
    </style:style>
    <style:style style:name="P86" style:parent-style-name="列出段落" style:family="paragraph">
      <style:paragraph-properties fo:text-indent="0in"/>
    </style:style>
    <style:style style:name="P87" style:parent-style-name="列出段落" style:family="paragraph">
      <style:paragraph-properties fo:text-indent="0in"/>
    </style:style>
    <style:style style:name="P88" style:parent-style-name="列出段落" style:family="paragraph">
      <style:paragraph-properties fo:text-indent="0in"/>
    </style:style>
    <style:style style:name="P89" style:parent-style-name="列出段落" style:family="paragraph">
      <style:paragraph-properties fo:text-indent="0in"/>
    </style:style>
    <style:style style:name="P90" style:parent-style-name="列出段落" style:family="paragraph">
      <style:paragraph-properties fo:text-indent="0in"/>
    </style:style>
    <style:style style:name="P91" style:parent-style-name="列出段落" style:family="paragraph">
      <style:paragraph-properties fo:text-indent="0in"/>
    </style:style>
    <style:style style:name="P92" style:parent-style-name="列出段落" style:family="paragraph">
      <style:paragraph-properties fo:text-indent="0in"/>
    </style:style>
    <style:style style:name="P93" style:parent-style-name="列出段落" style:family="paragraph">
      <style:paragraph-properties fo:text-indent="0in"/>
    </style:style>
    <style:style style:name="P94" style:parent-style-name="列出段落" style:family="paragraph">
      <style:paragraph-properties fo:text-indent="0in"/>
    </style:style>
    <style:style style:name="P95" style:parent-style-name="列出段落" style:family="paragraph">
      <style:paragraph-properties fo:text-indent="0in"/>
    </style:style>
  </office:automatic-styles>
  <office:body>
    <office:text text:use-soft-page-breaks="true">
      <text:p text:style-name="P1">2019 0717</text:p>
      <text:p text:style-name="Standard">1.在编译tensorRt中的sample时遇到如下问题：</text:p>
      <text:p text:style-name="Standard"/>
      <text:p text:style-name="P2">warning: Clock skew detected. Your build may beincomplete.</text:p>
      <text:p text:style-name="P3"/>
      <text:p text:style-name="P4">对于这个问题可以通过更新系统时间解决。</text:p>
      <text:p text:style-name="P5"/>
      <text:p text:style-name="P6">网上方法缺少一个结束进程<text:s/>所以更改后会自动改回。</text:p>
      <text:p text:style-name="Standard"><text:span text:style-name="T7">方法参照</text:span><text:span text:style-name="T8"><text:s/>nvidia<text:s/></text:span><text:span text:style-name="T9">论坛</text:span><text:a xlink:href="https://devtalk.nvidia.com/default/topic/1046003/drive-agx/clock-is-behind-hyperion-launcher-does-not-work/" office:target-frame-name="_top" xlink:show="replace">https://devtalk.nvidia.com/default/topic/1046003/drive-agx/clock-is-behind-hyperion-launcher-does-not-work/</text:a></text:p>
      <text:p text:style-name="P10"/>
      <text:p text:style-name="P11">首先安装ntp</text:p>
      <text:p text:style-name="P12">接着执行以下指令。</text:p>
      <text:p text:style-name="Standard">sudo killall ptp4l<text:line-break/>sudo killall phc2sys<text:line-break/>sudo service ntp stop<text:line-break/>sudo timedatectl set-ntp false<text:line-break/>sudo ntpdate pool.ntp.org</text:p>
      <text:p text:style-name="Standard"/>
      <text:p text:style-name="Standard">2.关于ubuntu下pip的升级</text:p>
      <text:p text:style-name="Standard"/>
      <text:p text:style-name="Standard">Pip3在ubuntu下升级<text:s/>使用pip3 installl upgrade pip</text:p>
      <text:p text:style-name="Standard">这时候修改<text:s/>usr/bin/pip3文件</text:p>
      <text:p text:style-name="Standard"/>
      <text:p text:style-name="Standard"/>
      <text:p text:style-name="P13"><text:span text:style-name="T14">from pip import</text:span><text:span text:style-name="T15"><text:s/>__main__</text:span></text:p>
      <text:p text:style-name="P16">if __name__ == '__main__':</text:p>
      <text:p text:style-name="P17"><text:span text:style-name="T18">sys.exit(</text:span><text:span text:style-name="T19">__main__._</text:span><text:span text:style-name="T20">main())</text:span></text:p>
      <text:p text:style-name="P21">修改成这样<text:s text:c="3"/>就可以解决更新问题。</text:p>
      <text:p text:style-name="Standard"/>
      <text:p text:style-name="Standard"/>
      <text:p text:style-name="Standard">3.在Xavier A上运行<text:s/>Tensort的SSD_sample模型。</text:p>
      <text:p text:style-name="Standard"/>
      <text:p text:style-name="Standard">首先下载ssd模型<text:s/>https://drive.google.com/file/d/0BzKzrI_SkD1_WVVTSmQxU0dVRzA/view</text:p>
      <text:p text:style-name="Standard"/>
      <text:p text:style-name="Standard">接着按照<text:a xlink:href="https://docs.nvidia.com/deeplearning/sdk/tensorrt-sample-support-guide/index.html#sample_ssd" office:target-frame-name="_top" xlink:show="replace">https://docs.nvidia.com/deeplearning/sdk/tensorrt-sample-support-guide/index.html#sample_ssd</text:a><text:s text:c="2"/>开发文档进行更改</text:p>
      <text:p text:style-name="Standard"/>
      <text:p text:style-name="Standard">每个生成都必须要<text:s/>sudo<text:s/>否则会报错。</text:p>
      <text:p text:style-name="Standard"/>
      <text:p text:style-name="Standard"/>
      <text:p text:style-name="Standard">2019 07 18</text:p>
      <text:p text:style-name="Standard"/>
      <text:p text:style-name="Standard">配置CUDA</text:p>
      <text:list text:style-name="WWNum1">
        <text:list-item text:start-value="1">
          <text:p text:style-name="P22">sudo gedit <text:s/>~/.bashrc</text:p>
        </text:list-item>
        <text:list-item>
          <text:p text:style-name="P23">在bashec末尾添加</text:p>
        </text:list-item>
        <text:list-item>
          <text:p text:style-name="P24">export PATH=/usr/local/cuda-10.0/bin${PATH:+:${PATH}}</text:p>
        </text:list-item>
        <text:list-item>
          <text:p text:style-name="P25">export LD_LIBRARY_PATH</text:p>
        </text:list-item>
      </text:list>
      <text:p text:style-name="P26">=/usr/local/cuda-10.0/lib64${LD_LIBRARY_PATH:+:${LD_LIBRARY_PATH}}</text:p>
      <text:p text:style-name="P27">使配置生效，并关闭终端。继续配置</text:p>
      <text:list text:style-name="WWNum1" text:continue-numbering="true">
        <text:list-item>
          <text:p text:style-name="P28">source ~/.bashrc</text:p>
        </text:list-item>
        <text:list-item>
          <text:p text:style-name="P29">继续在etc/profile配置</text:p>
        </text:list-item>
        <text:list-item>
          <text:p text:style-name="P30">sudo gedit /etc/profile</text:p>
        </text:list-item>
        <text:list-item>
          <text:p text:style-name="P31">末尾添加</text:p>
        </text:list-item>
        <text:list-item>
          <text:p text:style-name="P32">PATH=/usr/local/cuda/bin:$PATH</text:p>
        </text:list-item>
        <text:list-item>
          <text:p text:style-name="P33">export PATH</text:p>
        </text:list-item>
        <text:list-item>
          <text:p text:style-name="P34">使配置生效</text:p>
        </text:list-item>
        <text:list-item>
          <text:p text:style-name="P35">source /etc/profile</text:p>
        </text:list-item>
        <text:list-item>
          <text:p text:style-name="P36">添加lib库路径</text:p>
        </text:list-item>
        <text:list-item>
          <text:p text:style-name="P37">sudo<text:s/>gedit /etc/ld.so.conf.d/cuda.conf</text:p>
        </text:list-item>
        <text:list-item>
          <text:p text:style-name="P38">加入内容</text:p>
        </text:list-item>
        <text:list-item>
          <text:p text:style-name="P39">/usr/local/cuda/lib64</text:p>
        </text:list-item>
        <text:list-item>
          <text:p text:style-name="P40">使配置生效</text:p>
        </text:list-item>
        <text:list-item>
          <text:p text:style-name="P41">Sudo ldconfig</text:p>
        </text:list-item>
      </text:list>
      <text:p text:style-name="Standard"/>
      <text:p text:style-name="Standard">最后验证配置是否生效，在cuda10.0中sample里打开deviceQuery</text:p>
      <text:p text:style-name="Standard">Make</text:p>
      <text:p text:style-name="Standard"/>
      <text:p text:style-name="Standard">然后执行</text:p>
      <text:p text:style-name="Standard">查看是否输出显卡信息.</text:p>
      <text:p text:style-name="Standard"/>
      <text:p text:style-name="Standard">2019 07 22</text:p>
      <text:p text:style-name="Standard">安装onnx遇见的问题</text:p>
      <text:p text:style-name="P42">sudo apt-get install protobuf-compiler libprotoc-dev</text:p>
      <text:p text:style-name="Standard">首先安装前置支持库</text:p>
      <text:p text:style-name="Standard">然后设置国内pip源进行下载</text:p>
      <text:p text:style-name="Standard">1.sudo<text:s/>python3 –m pip install –index-url<text:s/><text:a xlink:href="https://pypi.douban.com/simple" office:target-frame-name="_top" xlink:show="replace">https://pypi.douban.com/simple</text:a><text:s/>pycuda</text:p>
      <text:p text:style-name="Standard"/>
      <text:p text:style-name="Standard"/>
      <text:p text:style-name="Standard">安装pycuda遇见的问题<text:s/>综述</text:p>
      <text:p text:style-name="Standard"/>
      <text:p text:style-name="Standard">首先安装pycuda<text:s/>需要下载cuda，cuda安装完成后，参考上述对cuda进行环境配置。</text:p>
      <text:p text:style-name="P43">接着安装pycuda时出现，<text:s/>src/cpp/cuda:hpp:14:18fatal error: cuda.h:no such file<text:s/>or directory<text:soft-page-break/>问题时.</text:p>
      <text:p text:style-name="P44">把cuda.h所在的/usr/local/cuda-10.0/bin<text:s/>添加到root里</text:p>
      <text:p text:style-name="P45"/>
      <text:list text:style-name="WWNum2">
        <text:list-item text:start-value="1">
          <text:p text:style-name="P46">sudo su</text:p>
        </text:list-item>
        <text:list-item>
          <text:p text:style-name="P47">export PATH=/usr/local/cuda-10.0/bin:/usr/local/cuda/bin:$PATH</text:p>
        </text:list-item>
        <text:list-item>
          <text:p text:style-name="P48">.sudo python3 –m pip install –index-url<text:s/><text:a xlink:href="https://pypi.douban.com/simple" office:target-frame-name="_top" xlink:show="replace">https://pypi.douban.com/simple</text:a><text:s/>pycuda</text:p>
        </text:list-item>
      </text:list>
      <text:p text:style-name="列出段落"/>
      <text:p text:style-name="列出段落"/>
      <text:p text:style-name="P49">2019 07 25</text:p>
      <text:p text:style-name="P50"/>
      <text:p text:style-name="P51"/>
      <text:p text:style-name="P52">在调用gsml摄像头遇到的问题。</text:p>
      <text:p text:style-name="P53">官方的ISP层是包含在系统中的，在安装opencv 3.4.6<text:s/>并对其源码进行编译后，使用cv2 python接口对摄像头进行调用，出现各类错误，缺少各类包，成功安装后，仍无法使用。</text:p>
      <text:p text:style-name="P54"/>
      <text:p text:style-name="P55">在官方的drivework中有调用官方API的代码案例</text:p>
      <text:p text:style-name="P56">/usr/local/driveworks-2.0/samples/src/sensors/camera/camera_gmsl</text:p>
      <text:p text:style-name="P57">包含源代码<text:s text:c="2"/>cmake存在错误，修改MakeLists文件后，对源程序进行编译，找不到依赖库包。（未解决库包依赖问题）</text:p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>2019 07 26</text:p>
      <text:p text:style-name="P67"/>
      <text:p text:style-name="P68">nvidia <text:s/>当xavier a，b发生hdmi无显示问题时的解决方案。</text:p>
      <text:p text:style-name="P69"/>
      <text:p text:style-name="P70">故障类型：屏幕黑屏无信号输入，通过网线共享网络时无法给其分配ip地址，应该是系统初始化失败，没有进入系统。</text:p>
      <text:p text:style-name="P71"/>
      <text:p text:style-name="P72">解决方法：</text:p>
      <text:p text:style-name="P73">1.重启xavier后无法解决</text:p>
      <text:p text:style-name="P74">2.<text:s/>官方论坛解决方案是，对系统进行重新刷写。刷写成功后，仍无法进入系统。</text:p>
      <text:p text:style-name="P75">3.最后通过minicom tty6<text:s/>对系统进行远程端口登入<text:s/>，进入系统，然后恢复输出。</text:p>
      <text:p text:style-name="P76"/>
      <text:p text:style-name="P77">（未找到具体科学解决方案）</text:p>
      <text:p text:style-name="P78">发生时，多等等。</text:p>
      <text:p text:style-name="P79"/>
      <text:p text:style-name="P80"/>
      <text:p text:style-name="P81"/>
      <text:soft-page-break/>
      <text:p text:style-name="P82">2019 07 29</text:p>
      <text:p text:style-name="P83"/>
      <text:p text:style-name="P84"/>
      <text:p text:style-name="P85">https://blog.csdn.net/qq_27261889/article/details/80785060</text:p>
      <text:p text:style-name="P86">在AGXXavier上如何通过摄像头调用驱动，来生成单帧jpeg图像送入模型。</text:p>
      <text:p text:style-name="P87">分成三步</text:p>
      <text:p text:style-name="P88">1.</text:p>
      <text:p text:style-name="P89"/>
      <text:p text:style-name="P90"/>
      <text:p text:style-name="P91">2.</text:p>
      <text:p text:style-name="P92"/>
      <text:p text:style-name="P93"/>
      <text:p text:style-name="P94"/>
      <text:p text:style-name="P95">3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等线" svg:font-family="等线" style:font-family-generic="system" style:font-pitch="variable" svg:panose-1="2 1 6 0 3 1 1 1 1 1"/>
    <style:font-face style:name="Noto Sans CJK SC Regular" svg:font-family="Noto Sans CJK SC Regular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宋体" svg:font-family="宋体" style:font-family-generic="system" style:font-pitch="variable" svg:panose-1="2 1 6 0 3 1 1 1 1 1"/>
    <style:font-face style:name="等线 Light" svg:font-family="等线 Light" style:font-family-generic="system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等线" style:font-name-asian="等线" style:font-name-complex="Noto Sans CJK SC Regular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.5pt" style:font-size-asian="10.5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正文" style:display-name="正文" style:family="paragraph">
      <style:paragraph-properties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paragraph-properties fo:text-align="justify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列表" style:display-name="列表" style:family="paragraph" style:parent-style-name="Textbody">
      <style:text-properties fo:font-size="12pt" style:font-size-asian="12pt"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列出段落" style:display-name="列出段落" style:family="paragraph" style:parent-style-name="Standard">
      <style:paragraph-properties fo:text-indent="0.2916in"/>
      <style:text-properties fo:hyphenate="false"/>
    </style:style>
    <style:style style:name="HTML预设格式" style:display-name="HTML 预设格式" style:family="paragraph" style:parent-style-name="Standard">
      <style:paragraph-properties fo:widows="2" fo:orphans="2" fo:text-align="start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宋体" style:font-name-asian="宋体" style:font-name-complex="宋体" style:letter-kerning="false" fo:font-size="12pt" style:font-size-asian="12pt" style:font-size-complex="12pt" fo:hyphenate="false"/>
    </style:style>
    <style:style style:name="Internetlink" style:display-name="Internet link" style:family="text" style:parent-style-name="默认段落字体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TML预设格式字符" style:display-name="HTML 预设格式 字符" style:family="text" style:parent-style-name="默认段落字体">
      <style:text-properties style:font-name="宋体" style:font-name-asian="宋体" style:font-name-complex="宋体" style:letter-kerning="false" fo:font-size="12pt" style:font-size-asian="12pt" style:font-size-complex="12pt"/>
    </style:style>
    <style:style style:name="HTML代码" style:display-name="HTML 代码" style:family="text" style:parent-style-name="默认段落字体">
      <style:text-properties style:font-name="宋体" style:font-name-asian="宋体" style:font-name-complex="宋体" fo:font-size="12pt" style:font-size-asian="12pt" style:font-size-complex="12pt"/>
    </style:style>
    <style:style style:name="token" style:display-name="token" style:family="text" style:parent-style-name="默认段落字体"/>
    <style:style style:name="页眉" style:display-name="页眉" style:family="paragraph" style:parent-style-name="正文">
      <style:paragraph-properties fo:border-top="none" fo:border-left="none" fo:border-bottom="0.0104in solid #000000" fo:border-right="none" fo:padding-top="0in" fo:padding-left="0in" fo:padding-bottom="0.0138in" fo:padding-right="0in" style:shadow="none" style:snap-to-layout-grid="false" fo:text-align="center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9pt" style:font-size-asian="9pt" style:font-size-complex="9pt" fo:hyphenate="false"/>
    </style:style>
    <style:style style:name="页眉字符" style:display-name="页眉 字符" style:family="text" style:parent-style-name="默认段落字体">
      <style:text-properties fo:font-size="9pt" style:font-size-asian="9pt" style:font-size-complex="9pt"/>
    </style:style>
    <style:style style:name="页脚" style:display-name="页脚" style:family="paragraph" style:parent-style-name="正文">
      <style:paragraph-properties style:snap-to-layout-grid="false"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9pt" style:font-size-asian="9pt" style:font-size-complex="9pt" fo:hyphenate="false"/>
    </style:style>
    <style:style style:name="页脚字符" style:display-name="页脚 字符" style:family="text" style:parent-style-name="默认段落字体">
      <style:text-properties fo:font-size="9pt" style:font-size-asian="9pt" style:font-size-complex="9pt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0729in" text:min-label-width="0.25in" text:list-level-position-and-space-mode="label-alignment">
          <style:list-level-label-alignment text:label-followed-by="listtab" fo:margin-left="0.3229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3645in" text:min-label-width="0.2916in" text:list-level-position-and-space-mode="label-alignment">
          <style:list-level-label-alignment text:label-followed-by="listtab" fo:margin-left="0.6562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0.6562in" text:min-label-width="0.2916in" text:list-level-position-and-space-mode="label-alignment">
          <style:list-level-label-alignment text:label-followed-by="listtab" fo:margin-left="0.9479in" fo:text-indent="-0.2916in"/>
        </style:list-level-properties>
      </text:list-level-style-number>
      <text:list-level-style-number text:level="4" style:num-suffix="." style:num-format="1">
        <style:list-level-properties text:space-before="0.9479in" text:min-label-width="0.2916in" text:list-level-position-and-space-mode="label-alignment">
          <style:list-level-label-alignment text:label-followed-by="listtab" fo:margin-left="1.2395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1.2395in" text:min-label-width="0.2916in" text:list-level-position-and-space-mode="label-alignment">
          <style:list-level-label-alignment text:label-followed-by="listtab" fo:margin-left="1.5312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1.5312in" text:min-label-width="0.2916in" text:list-level-position-and-space-mode="label-alignment">
          <style:list-level-label-alignment text:label-followed-by="listtab" fo:margin-left="1.8229in" fo:text-indent="-0.2916in"/>
        </style:list-level-properties>
      </text:list-level-style-number>
      <text:list-level-style-number text:level="7" style:num-suffix="." style:num-format="1">
        <style:list-level-properties text:space-before="1.8229in" text:min-label-width="0.2916in" text:list-level-position-and-space-mode="label-alignment">
          <style:list-level-label-alignment text:label-followed-by="listtab" fo:margin-left="2.1145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2.1145in" text:min-label-width="0.2916in" text:list-level-position-and-space-mode="label-alignment">
          <style:list-level-label-alignment text:label-followed-by="listtab" fo:margin-left="2.4062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2.4062in" text:min-label-width="0.2916in" text:list-level-position-and-space-mode="label-alignment">
          <style:list-level-label-alignment text:label-followed-by="listtab" fo:margin-left="2.6979in" fo:text-indent="-0.2916in"/>
        </style:list-level-properties>
      </text:list-level-style-number>
    </text:list-style>
    <text:list-style style:name="WWNum2" style:display-name="WWNum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916in" text:min-label-width="0.2916in" text:list-level-position-and-space-mode="label-alignment">
          <style:list-level-label-alignment text:label-followed-by="listtab" fo:margin-left="0.5833in" fo:text-indent="-0.2916in"/>
        </style:list-level-properties>
      </text:list-level-style-number>
      <text:list-level-style-number text:level="3" style:num-suffix="." style:num-format="i">
        <style:list-level-properties fo:text-align="end" text:space-before="0.5833in" text:min-label-width="0.2916in" text:list-level-position-and-space-mode="label-alignment">
          <style:list-level-label-alignment text:label-followed-by="listtab" fo:margin-left="0.875in" fo:text-indent="-0.2916in"/>
        </style:list-level-properties>
      </text:list-level-style-number>
      <text:list-level-style-number text:level="4" style:num-suffix="." style:num-format="1">
        <style:list-level-properties text:space-before="0.875in" text:min-label-width="0.2916in" text:list-level-position-and-space-mode="label-alignment">
          <style:list-level-label-alignment text:label-followed-by="listtab" fo:margin-left="1.1666in" fo:text-indent="-0.2916in"/>
        </style:list-level-properties>
      </text:list-level-style-number>
      <text:list-level-style-number text:level="5" style:num-suffix=")" style:num-format="a" style:num-letter-sync="true">
        <style:list-level-properties text:space-before="1.1666in" text:min-label-width="0.2916in" text:list-level-position-and-space-mode="label-alignment">
          <style:list-level-label-alignment text:label-followed-by="listtab" fo:margin-left="1.4583in" fo:text-indent="-0.2916in"/>
        </style:list-level-properties>
      </text:list-level-style-number>
      <text:list-level-style-number text:level="6" style:num-suffix="." style:num-format="i">
        <style:list-level-properties fo:text-align="end" text:space-before="1.4583in" text:min-label-width="0.2916in" text:list-level-position-and-space-mode="label-alignment">
          <style:list-level-label-alignment text:label-followed-by="listtab" fo:margin-left="1.75in" fo:text-indent="-0.2916in"/>
        </style:list-level-properties>
      </text:list-level-style-number>
      <text:list-level-style-number text:level="7" style:num-suffix="." style:num-format="1">
        <style:list-level-properties text:space-before="1.75in" text:min-label-width="0.2916in" text:list-level-position-and-space-mode="label-alignment">
          <style:list-level-label-alignment text:label-followed-by="listtab" fo:margin-left="2.0416in" fo:text-indent="-0.2916in"/>
        </style:list-level-properties>
      </text:list-level-style-number>
      <text:list-level-style-number text:level="8" style:num-suffix=")" style:num-format="a" style:num-letter-sync="true">
        <style:list-level-properties text:space-before="2.0416in" text:min-label-width="0.2916in" text:list-level-position-and-space-mode="label-alignment">
          <style:list-level-label-alignment text:label-followed-by="listtab" fo:margin-left="2.3333in" fo:text-indent="-0.2916in"/>
        </style:list-level-properties>
      </text:list-level-style-number>
      <text:list-level-style-number text:level="9" style:num-suffix="." style:num-format="i">
        <style:list-level-properties fo:text-align="end" text:space-before="2.3333in" text:min-label-width="0.2916in" text:list-level-position-and-space-mode="label-alignment">
          <style:list-level-label-alignment text:label-followed-by="listtab" fo:margin-left="2.625in" fo:text-indent="-0.2916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4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zf</meta:initial-creator>
    <dc:creator>lzf</dc:creator>
    <meta:creation-date>2019-07-16T21:30:00Z</meta:creation-date>
    <dc:date>2019-07-29T07:54:00Z</dc:date>
    <meta:template xlink:href="Normal.dotm" xlink:type="simple"/>
    <meta:editing-cycles>27</meta:editing-cycles>
    <meta:editing-duration>PT67620S</meta:editing-duration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" meta:paragraph-count="5" meta:word-count="427" meta:character-count="2857" meta:row-count="20" meta:non-whitespace-character-count="2435"/>
  </office:meta>
</office:document-meta>
</file>